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953" officeooo:paragraph-rsid="001de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Trash rotates in a vortex in the middle of the pacific ocean.</text:p>
      <text:p text:style-name="P1">2.The trash is produced by humans.</text:p>
      <text:p text:style-name="P1">3.Plastic bootles, straws, packaging,</text:p>
      <text:p text:style-name="P1">4.a) Animals die because they consume the plastic.</text:p>
      <text:p text:style-name="P1">b) The sun and the constant rubbing of the water creates tiny bits of microplastic which contaminate the water.</text:p>
      <text:p text:style-name="P1">5.These „tumbleweeds“ generate a lot of microplastics.</text:p>
      <text:p text:style-name="P1">6.It floats in th middle of the pacific ocean and can do that because the winds are very subtle.</text:p>
      <text:p text:style-name="P1">7.They mistake the plastic for prey.</text:p>
      <text:p text:style-name="P1">8.Don’t throw plastic into the ocea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8T23:56:08.913000000</meta:creation-date>
    <dc:date>2022-05-09T00:05:08.553000000</dc:date>
    <meta:editing-duration>PT9M</meta:editing-duration>
    <meta:editing-cycles>1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9" meta:word-count="87" meta:character-count="518" meta:non-whitespace-character-count="440"/>
  </office:meta>
</office:document-meta>
</file>